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text-align="end" style:justify-single-word="false"/>
      <style:text-properties fo:font-size="12pt" fo:font-weight="normal"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fo:font-size="12pt" fo:font-style="italic" fo:font-weight="normal" style:font-size-asian="10.5pt" style:font-style-asian="italic" style:font-weight-asian="normal" style:font-size-complex="12pt" style:font-style-complex="italic" style:font-weight-complex="normal"/>
    </style:style>
    <style:style style:name="T1" style:family="text">
      <style:text-properties fo:font-style="italic" style:font-style-asian="italic" style:font-style-complex="italic"/>
    </style:style>
    <style:style style:name="fr1" style:family="graphic" style:parent-style-name="Graphics">
      <style:graphic-properties fo:margin-left="0in" fo:margin-right="0in" fo:margin-top="0in" fo:margin-bottom="0in" style:vertical-pos="from-top" style:vertical-rel="page" style:horizontal-pos="from-left" style:horizontal-rel="pag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6.1425in" svg:y="9.2209in" svg:width="1.339in" style:rel-width="20%" svg:height="1.5181in" style:rel-height="15%" draw:z-index="0">
        <draw:image xlink:href="http://www.cap-sciences.net/upload/LogoUniversiteBX1.jpg" xlink:type="simple" xlink:show="embed" xlink:actuate="onLoad"/>
      </draw:frame>
      <text:p text:style-name="Standard">Guillaume Desbieys</text:p>
      <text:p text:style-name="Standard">Hubert Mondon</text:p>
      <text:p text:style-name="Standard">IN601</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Projet Informatique Théorique 2</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3"/>
      <text:p text:style-name="P3">2012/2013</text:p>
      <text:p text:style-name="P2"><text:soft-page-break/></text:p>
      <text:p text:style-name="P3">Dans ce rapport nous allons présenter le fonctionnement des fonctions que nous avons du implémenter ainsi que les choix qui ont été faits concernant certaines d'entre elles.</text:p>
      <text:p text:style-name="P3">Dans chacune des parties de ce rapport nous allons présenter une fonction.</text:p>
      <text:p text:style-name="P3"/>
      <text:p text:style-name="P3"/>
      <text:p text:style-name="P3">1. Compléter</text:p>
      <text:p text:style-name="P3"/>
      <text:p text:style-name="P3">Pour cette fonction nous renumérotons l'ensemble des états pour que les noms des états soient des numéros. De plus cela nous permet de pouvoir donner facilement un nom à notre état puits. Le nom du puits est nommé en fonction du numéro d'état maximal auquel on ajoute 1. Cela permet d'éviter des conflits dans le cas où le nom de notre puits serait le même qu'un état déjà présent dans l'automate.</text:p>
      <text:p text:style-name="P3">Nous avons aussi un booléen `isComplet` nous permettant de ne créer le puits que si c'est nécessaire. Au départ il est à `true` et dès que l'on a besoin d'ajouter une transition d'un état vers le puits, nous le passons à `false` et à ce moment là nous créons le puits.</text:p>
      <text:p text:style-name="P3"/>
      <text:p text:style-name="P3">2. Union</text:p>
      <text:p text:style-name="P3"/>
      <text:p text:style-name="P3">Nous créons tout d'abord un automate vide (sans état, ni transition), nous nous basons sur le fait que <text:s text:c="2"/>le caractère représentant une epsilon transition est le même dans les deux automates.</text:p>
      <text:p text:style-name="P3">Pour ajouter les états dans le nouvel automate nous faisons une double boucle pour parcourir à la fois les états de A1 et les états de A2 et on obtient les nouveaux états en faisant le produit cartésien des états de A1 avec ceux de A2.</text:p>
      <text:p text:style-name="P3">Les automates en entrée doivent être déterministes, par conséquent le nouvel état initial est le couple (état initial de A1;état initial de A2).</text:p>
      <text:p text:style-name="P3">Ensuite pour ajouter les transitions on parcourt l'alphabet et on regarde pour chaque état de A1 et de A2 les états accessibles qui sont identiques pour le même caractère. Si c'est le cas on peut ajouter la transition.</text:p>
      <text:p text:style-name="P3"/>
      <text:p text:style-name="P3">3. Intersection</text:p>
      <text:p text:style-name="P3"/>
      <text:p text:style-name="P3">Cette méthode est identique à la fonction de l'union au niveau du principe. La seule différence réside dans la boucle permettant d'ajouter les états de A1 et de A2 dans le nouvel automate. Si l'état x de A1 est final et que y de A2 l'est aussi, alors le nouvel état xy sera final dans notre nouvel automate.</text:p>
      <text:p text:style-name="P3"/>
      <text:p text:style-name="P3">4. Miroir</text:p>
      <text:p text:style-name="P3"/>
      <text:p text:style-name="P3">Pour créer l'automate miroir de celui passé en entrée, nous créons tout simplement un nouvel automate ayant comme états initiaux les états finaux de l'automate d'entrée, comme états finaux les initiaux et des transitions inversées (par exemple si l'automate avait une transition (1, 'a', 2), le miroir aura une transition (2, 'a', 1))</text:p>
      <text:p text:style-name="P3"/>
      <text:p text:style-name="P3">5. Déterminisation</text:p>
      <text:p text:style-name="P3"/>
      <text:p text:style-name="P3">Pour déterminiser un automate, on commence par construire une classe contenant l'ensemble des états initiaux, puis on construit d'autres classes contenant l'ensemble des états atteignables depuis cette classe pour chaque lettre de l'alphabet et ainsi de suite jusqu'à avoir construit toutes les classes et les transitions.</text:p>
      <text:p text:style-name="P3"/>
      <text:p text:style-name="P3"/>
      <text:p text:style-name="P3"><text:soft-page-break/>6. Complément</text:p>
      <text:p text:style-name="P3"/>
      <text:p text:style-name="P3">Pour construire un automate reconnaissant le complément du langage reconnu par l'automate passé en paramètre, il suffit de changer les états finaux pour qu'ils soient ceux qui ne l'étaient pas dans l'automate de départ.</text:p>
      <text:p text:style-name="P3"/>
      <text:p text:style-name="P3">7. Minimiser</text:p>
      <text:p text:style-name="P3"/>
      <text:p text:style-name="P3">Pour minimiser un automate, nous appliquons l'algorithme de Moore :</text:p>
      <text:p text:style-name="P3">Nous allons construire un automate ayant des classes pour états.</text:p>
      <text:p text:style-name="P3">Pour commencer nous séparons les états en 2 classes : les états finaux et les non-finaux.</text:p>
      <text:p text:style-name="P3">Pour chaque classe nous vérifions ensuite que pour chaque lettre de l'alphabet, tous les états de la classe mênent à un état de la même classe (qui peut bien entendu être différente de la classe de d'origine) jusqu'à ce que toutes les classes soient bien construites. On construit ensuite l'automate avec comme etats initiaux les classes contenant un initial, comme états finaux les classes contenant des états finaux, et comme transitions les transitions entre les classes.</text:p>
      <text:p text:style-name="P3">On utilise pour s'aider une sous-fonction classeDe(<text:span text:style-name="T1">state</text:span>) qui renvoie la classe contenant l'état <text:span text:style-name="T1">state.</text:span></text:p>
      <text:p text:style-name="P5"/>
      <text:p text:style-name="P4">8. Expression_vers_automate</text:p>
      <text:p text:style-name="P4"/>
      <text:p text:style-name="P4">Cette fonction construit l'automate reconnaissant un langage donné sous forme de liste en utilisant l'algorithme de Thompson.</text:p>
      <text:p text:style-name="P4"/>
      <text:p text:style-name="P4">9. Conversion d'une expression en liste python</text:p>
      <text:p text:style-name="P4"/>
      <text:p text:style-name="P4">Convertit l'expression en forme préfixée en liste pyhton.</text:p>
      <text:p text:style-name="P4">Notre premier choix était de réaliser cette fonction en python mais le choix de bison était plus appropri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laume </meta:initial-creator>
    <meta:creation-date>2013-03-27T15:15:05</meta:creation-date>
    <dc:date>2013-03-28T15:55:05</dc:date>
    <meta:editing-duration>PT1H53M31S</meta:editing-duration>
    <meta:editing-cycles>22</meta:editing-cycles>
    <meta:generator>LibreOffice/3.5$Linux_x86 LibreOffice_project/350m1$Build-2</meta:generator>
    <meta:document-statistic meta:table-count="0" meta:image-count="1" meta:object-count="0" meta:page-count="3" meta:paragraph-count="34" meta:word-count="692" meta:character-count="4203" meta:non-whitespace-character-count="3543"/>
  </office:meta>
</office:document-meta>
</file>